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SAP HANA project</text:p>
      <text:h text:style-name="Heading_20_1" text:outline-level="1">Piano electronics</text:h>
      <text:h text:style-name="Heading_20_2" text:outline-level="2">Get existing system working again</text:h>
      <text:h text:style-name="Heading_20_2" text:outline-level="2">Consider if upgraded PCB is worth the effort?</text:h>
      <text:h text:style-name="Heading_20_3" text:outline-level="3">Can fix jitter problems?</text:h>
      <text:h text:style-name="Heading_20_2" text:outline-level="2">redesign?</text:h>
      <text:h text:style-name="Heading_20_2" text:outline-level="2">Reassemble</text:h>
      <text:h text:style-name="Heading_20_2" text:outline-level="2">Re-fault check</text:h>
      <text:h text:style-name="Heading_20_1" text:outline-level="1">Raspberry Pi</text:h>
      <text:h text:style-name="Heading_20_2" text:outline-level="2">New software/packages that can do the following:</text:h>
      <text:h text:style-name="Heading_20_2" text:outline-level="2">Send midi sigs to Arduino</text:h>
      <text:h text:style-name="Heading_20_2" text:outline-level="2">Get data from arduino? What data? How?</text:h>
      <text:h text:style-name="Heading_20_2" text:outline-level="2">Get full songs from HANA?</text:h>
      <text:h text:style-name="Heading_20_2" text:outline-level="2">Send data to HANA, how? Which data?</text:h>
      <text:h text:style-name="Heading_20_1" text:outline-level="1">Piano mechanics</text:h>
      <text:h text:style-name="Heading_20_2" text:outline-level="2">Full redesign for 3D manufacture</text:h>
      <text:h text:style-name="Heading_20_2" text:outline-level="2">Remove 44 servos from existing half player</text:h>
      <text:h text:style-name="Heading_20_2" text:outline-level="2">Consider installing 44 new servos for complete system</text:h>
      <text:h text:style-name="Heading_20_1" text:outline-level="1">Piano software (Arduino Mega)</text:h>
      <text:h text:style-name="Heading_20_2" text:outline-level="2">Software will definitely need to be rewritten/modified </text:h>
      <text:h text:style-name="Heading_20_2" text:outline-level="2">Once the mechanics and electronics are stable once more</text:h>
      <text:h text:style-name="Heading_20_1" text:outline-level="1">HANA DB</text:h>
      <text:h text:style-name="Heading_20_2" text:outline-level="2">Send data to raspberry pi </text:h>
      <text:h text:style-name="Heading_20_2" text:outline-level="2">Recieve data from pi</text:h>
      <text:h text:style-name="Heading_20_1" text:outline-level="1">Simple website</text:h>
      <text:h text:style-name="Heading_20_2" text:outline-level="2">request songs to play on player</text:h>
      <text:h text:style-name="Heading_20_2" text:outline-level="2">View livestream of 1 or 2 cameras as the song plays.</text:h>
      <text:h text:style-name="Heading_20_2" text:outline-level="2">Display HANA data in a meaningful way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